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1.66mm" svg:height="126.17mm" svg:x="23.68mm" svg:y="51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Recovery" table:style-name="ta1">
        <table:shapes>
          <draw:frame draw:z-index="0" draw:style-name="gr1" draw:text-style-name="P1" svg:width="221.53mm" svg:height="110.76mm" svg:x="83mm" svg:y="41.17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/>
          <table:table-cell table:style-name="ce3"/>
          <table:table-cell/>
          <table:table-cell table:style-name="ce8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L3Time</text:p>
          </table:table-cell>
          <table:covered-table-cell/>
          <table:table-cell table:style-name="ce8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formula="of:=['l3time-v2'.G14]" office:value-type="float" office:value="1619449114" calcext:value-type="float">
            <text:p>161944911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formula="of:=['l3time-v2'.G15]" office:value-type="float" office:value="10962854356" calcext:value-type="float">
            <text:p>1096285435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formula="of:=['l3time-v2'.G16]" office:value-type="float" office:value="4800416271" calcext:value-type="float">
            <text:p>480041627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formula="of:=['l3time-v2'.G17]" office:value-type="float" office:value="5174651263" calcext:value-type="float">
            <text:p>5174651263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style-name="ce8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 table:number-columns-repeated="6"/>
          <table:table-cell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formula="of:=([.E3]/[.$C$3])-1" office:value-type="percentage" office:value="0.0205085762345081" calcext:value-type="percentage">
            <text:p>2,05%</text:p>
          </table:table-cell>
          <table:table-cell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formula="of:=([.E4]/[.$C$4])-1" office:value-type="percentage" office:value="0.00227896236349157" calcext:value-type="percentage">
            <text:p>0,23%</text:p>
          </table:table-cell>
          <table:table-cell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formula="of:=([.E5]/[.$C$5])-1" office:value-type="percentage" office:value="0.00848878267414688" calcext:value-type="percentage">
            <text:p>0,85%</text:p>
          </table:table-cell>
          <table:table-cell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formula="of:=([.E6]/[.$C$6])-1" office:value-type="percentage" office:value="0.00850086706802422" calcext:value-type="percentage">
            <text:p>0,85%</text:p>
          </table:table-cell>
          <table:table-cell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6" calcext:value-type="percentage">
            <text:p>78,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6:07:27.638684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7-11-27T16:52:36.942309063</dc:date>
    <meta:editing-duration>P7DT7H42M46S</meta:editing-duration>
    <meta:editing-cycles>21</meta:editing-cycles>
    <meta:generator>LibreOffice/5.1.6.2$Linux_X86_64 LibreOffice_project/10m0$Build-2</meta:generator>
    <meta:document-statistic meta:table-count="8" meta:cell-count="42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3cm" svg:y="0.269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4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48cm" svg:y="0.367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2cm" svg:y="11.123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9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